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in <text:span text:style-name="T1">Sortierverfahren</text:span> ist ein <text:a xlink:type="simple" xlink:href="http://de.wikipedia.org/wiki/Algorithmus">Algorithmus</text:a>, der dazu dient, eine <text:a xlink:type="simple" xlink:href="http://de.wikipedia.org/wiki/Liste">Liste</text:a> von Elementen zu sortieren. Voraussetzung ist, dass auf der <text:a xlink:type="simple" xlink:href="http://de.wikipedia.org/wiki/Menge_%28Mathematik%29">Menge</text:a> der Elemente eine <text:a xlink:type="simple" xlink:href="http://de.wikipedia.org/wiki/Strenge_schwache_Ordnung">strenge schwache Ordnung</text:a> definiert ist, z. B. die <text:a xlink:type="simple" xlink:href="http://de.wikipedia.org/wiki/Lexikographische_Ordnung">lexikographische Ordnung</text:a> von Zeichenketten oder die numerische Ordnung von Zahlen.</text:p>
      <text:p text:style-name="Text_20_body">Es gibt verschiedene Sortierverfahren, die unterschiedlich effizient arbeiten. Die <text:a xlink:type="simple" xlink:href="http://de.wikipedia.org/wiki/Komplexitätstheorie">Komplexität</text:a> eines Algorithmus, also die Anzahl der nötigen Operationen, wird üblicherweise in der <text:a xlink:type="simple" xlink:href="http://de.wikipedia.org/wiki/Landau-Notation">Landau-Notation</text:a> dargestellt. Einige Sortierverfahren benötigen außerdem neben dem zur Speicherung des Arrays nötigen noch weiteren <text:a xlink:type="simple" xlink:href="http://de.wikipedia.org/wiki/Arbeitsspeicher">Speicherplatz</text:a>. Komplexität und Speicherbedarf hängen bei einigen Sortierverfahren von der anfänglichen Anordnung der Werte im <text:a xlink:type="simple" xlink:href="http://de.wikipedia.org/wiki/Array">Array</text:a> ab, man unterscheidet dann zwischen <text:span text:style-name="T2">Best Case</text:span> (bester Fall), <text:span text:style-name="T2">Average Case</text:span> (Durchschnittsverhalten) und <text:span text:style-name="T2">Worst Case</text:span> (schlechtester Fall).</text:p>
      <text:p text:style-name="Text_20_body">Man unterscheidet zudem zwischen <text:a xlink:type="simple" xlink:href="http://de.wikipedia.org/wiki/Stabiles_Sortierverfahren">stabilen</text:a> und instabilen Sortierverfahren. Stabile Sortierverfahren sind solche, die die relative Reihenfolge von Elementen, die bezüglich der Ordnung äquivalent sind, nicht verändern, während instabile Sortierverfahren dies nicht garantieren.</text:p>
      <text:p text:style-name="Text_20_body">Zudem unterscheidet man zwischen Sortierverfahren, die <text:a xlink:type="simple" xlink:href="http://de.wikipedia.org/wiki/In-place">in-place</text:a> (auch <text:span text:style-name="T2">in situ</text:span>) arbeiten, d. h. die mit einer von der Anzahl der zu sortierenden Elemente unabhängigen Menge zusätzlichen Speicherplatzes funktionieren, und solchen, die dies nicht tun (<text:a xlink:type="simple" xlink:href="http://de.wikipedia.org/wiki/Out-of-place"><text:span text:style-name="T2">out-of-place</text:span></text:a> oder <text:span text:style-name="T2">ex situ</text:span> genannt).</text:p>
      <text:p text:style-name="Text_20_body">Und man unterscheidet auch zwischen natürlichen Sortierverfahren, die bei vorsortierten Daten schneller arbeiten als bei unsortierten Daten, und solchen, die es nicht tun. Algorithmen, bei denen der <text:a xlink:type="simple" xlink:href="http://de.wikipedia.org/wiki/Kontrollfluss">Kontrollfluss</text:a> von den Daten abhängt, nennt man <text:a xlink:type="simple" xlink:href="http://de.wikipedia.org/wiki/Adaptiv">adaptiv</text:a> und dementsprechend Sortierverfahren, die nicht von den Eingabedaten abhängen, nicht-adaptiv. Nicht-adaptive Algorithmen sind demnach besonders interessant für Hardware-Implementierung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04:50</dc:date>
    <meta:editing-cycles>1</meta:editing-cycles>
    <meta:editing-duration>PT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42" meta:character-count="1864"/>
  </office:meta>
</office:document-meta>
</file>